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b2592" officeooo:paragraph-rsid="001b259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officeooo:rsid="001b2592" officeooo:paragraph-rsid="001b2592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rsid="001d277c" officeooo:paragraph-rsid="001d277c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bold" officeooo:rsid="001bf11e" officeooo:paragraph-rsid="001bf11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bold" officeooo:rsid="001b2592" officeooo:paragraph-rsid="001b259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officeooo:rsid="001bf11e" officeooo:paragraph-rsid="001d277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223ac9" officeooo:paragraph-rsid="00223ac9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bf11e" officeooo:paragraph-rsid="001bf11e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bf11e" officeooo:paragraph-rsid="001f0e4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weight="normal" officeooo:rsid="00223ac9" officeooo:paragraph-rsid="0024e48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weight="normal" officeooo:rsid="00223ac9" officeooo:paragraph-rsid="00223ac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weight="normal" officeooo:rsid="0024e48e" officeooo:paragraph-rsid="0024e48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a0a9" style:font-weight-asian="bold" style:font-weight-complex="bold"/>
    </style:style>
    <style:style style:name="T3" style:family="text">
      <style:text-properties officeooo:rsid="001d277c"/>
    </style:style>
    <style:style style:name="T4" style:family="text">
      <style:text-properties officeooo:rsid="0023a0a9"/>
    </style:style>
    <style:style style:name="T5" style:family="text">
      <style:text-properties officeooo:rsid="0024e48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чебная практика по «Прикладному программированию»</text:p>
      <text:p text:style-name="P1"/>
      <text:p text:style-name="P2"><text:span text:style-name="T1">Тема </text:span>5. Записная книжка</text:p>
      <text:p text:style-name="P2"><text:span text:style-name="T1">Краткое описание. </text:span>Анкетные данные, адреса, телефоны, место работы, или учебы, должность знакомых, коллег и родственников, характер знакомства, деловые качества и так далее. Автоматическое формулирование поздравление с днем рождения (по текущей дате). Упорядочение по алфавиту и по дате последней корректировки. Поиск по произвольному шаблону.</text:p>
      <text:p text:style-name="P3">Минимум 20 записей в Базу Данных.</text:p>
      <text:p text:style-name="P2"/>
      <text:p text:style-name="P4">День 1.</text:p>
      <text:p text:style-name="P4">Вопросы дня:</text:p>
      <text:list xml:id="list5031677099003302599" text:style-name="L1">
        <text:list-item>
          <text:p text:style-name="P8">Определится с выбором языка программирования?</text:p>
        </text:list-item>
        <text:list-item>
          <text:p text:style-name="P8">Выбрать программное обеспечение было выбрано, и почему? (Windows+Linux)</text:p>
        </text:list-item>
        <text:list-item>
          <text:p text:style-name="P9">Создание локального репозитория. </text:p>
        </text:list-item>
        <text:list-item>
          <text:p text:style-name="P9">Создания первого коммита в локальном репозитории.</text:p>
        </text:list-item>
        <text:list-item>
          <text:p text:style-name="P8">Виды интерфейса. Какое будет использоваться?</text:p>
        </text:list-item>
        <text:list-item>
          <text:p text:style-name="P8">Прототипы программных модулей (MVC)</text:p>
        </text:list-item>
        <text:list-item>
          <text:p text:style-name="P8">Выписать определенные понятие и спецификации</text:p>
        </text:list-item>
        <text:list-item>
          <text:p text:style-name="P8">Выполнить разработку диаграмм по модулям [4]</text:p>
        </text:list-item>
      </text:list>
      <text:p text:style-name="P5"/>
      <text:p text:style-name="P4">Дневник</text:p>
      <text:p text:style-name="P6"><text:tab/><text:span text:style-name="T2">День 1.</text:span>Тема моей учебной практики <text:span text:style-name="T3">была выбрана из книги Юркина А.Г. - Задачник по программированию — 2002. Я выбрал «Записную книжку», в которой будет выводиться анкетные данные занесенных в базу данных. Кроме, этого будет автоматическая формулировка поздравлений с днем рождений (в день рождения). Выбор языка программирования остановился на PHP (запросы к <text:s/>базе данных, вывод информации) + JavaScript (формирование напоминаний о днях рождения и анимации) + CSS (основная вёрстка сайта). Были выбраны программные компоненты GIT (контроль версий), Dia (создание графически диаграмм), MySQL (база данных в которых будет хранится информация). После того, как я определился с программным обеспечением. Начну проектировать базу данных, для более наглядности я буду использовать программу Dia у нее есть встроенная библиотека, создание диаграмм баз данных. Для нормализации базы данных, буду использовать стандартные нормальные формы (1, 2, 3). Создание Технического задания.</text:span></text:p>
      <text:p text:style-name="P7">Создание локального репозитория в папке проекта. Создание первого коммита. <text:span text:style-name="T4">Создание файла отдельно для Технического задание.</text:span></text:p>
      <text:p text:style-name="P7"/>
      <text:p text:style-name="P10"><text:tab/><text:span text:style-name="T2">День 2. </text:span><text:span text:style-name="T5">День начинается с создания Базы Данных для разминки пальцев, т. к. работа будет проходить в терминале, а не в привычном всем графическом интерефейсе. Будет создано (по ТЗ) 3 таблицы. Таблица 1 хранит общую информацию о пользователе. Таблица 2 содержит друзей пользователя. И Таблица 3 содержит контактную информацию в которая содержит подробную информацию о пользователю.</text:span></text:p>
      <text:p text:style-name="P12">Зачем 2 таблицы о информации пользователя? Чтобы нагрузка на сайт была меньше, т. к. подгрузить 1 таблицу с 10 столбацами дольше, тем более если она не нужна.</text:p>
      <text:p text:style-name="P12">После создание базы данных и прописание в ней связей.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5">. Создание главной страницы, в которой будет выводится информац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2:54:50.943664111</meta:creation-date>
    <dc:date>2017-05-12T09:29:19.205925771</dc:date>
    <meta:editing-duration>PT1H24M17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21" meta:word-count="360" meta:character-count="2608" meta:non-whitespace-character-count="2271"/>
  </office:meta>
</office:document-meta>
</file>